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officeooo:rsid="0013e136" officeooo:paragraph-rsid="0013e136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rsid="001417da" officeooo:paragraph-rsid="001417da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4a3c7" officeooo:paragraph-rsid="0014a3c7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153768" officeooo:paragraph-rsid="00153768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18dbac" officeooo:paragraph-rsid="0018dbac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1a55f8" officeooo:paragraph-rsid="001a55f8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1b79de" officeooo:paragraph-rsid="001b79de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rsid="001b816f" officeooo:paragraph-rsid="001b816f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rsid="001d7257" officeooo:paragraph-rsid="001d7257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rsid="001d8a78" officeooo:paragraph-rsid="001d8a78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rsid="001f1931" officeooo:paragraph-rsid="001f1931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4a3c7" officeooo:paragraph-rsid="0014a3c7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bold" officeooo:rsid="00153768" officeooo:paragraph-rsid="00153768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font-weight="bold" officeooo:rsid="0020a57f" officeooo:paragraph-rsid="0020a57f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weight="bold" officeooo:rsid="001f1931" officeooo:paragraph-rsid="001f1931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weight="bold" officeooo:rsid="001d8a78" officeooo:paragraph-rsid="001d8a78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weight="normal" officeooo:rsid="001417da" officeooo:paragraph-rsid="001417da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1pt" officeooo:rsid="001417da" officeooo:paragraph-rsid="001417da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officeooo:rsid="001417da" officeooo:paragraph-rsid="001417da" style:font-size-asian="9.60000038146973pt" style:font-size-complex="11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" fo:font-size="11pt" officeooo:rsid="0014a3c7" officeooo:paragraph-rsid="0014a3c7" style:font-size-asian="9.60000038146973pt" style:font-size-complex="11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arial" fo:font-size="11pt" officeooo:rsid="0016dc23" officeooo:paragraph-rsid="0016dc23" style:font-size-asian="9.60000038146973pt" style:font-size-complex="11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arial" fo:font-size="11pt" officeooo:rsid="00153768" officeooo:paragraph-rsid="00153768" style:font-size-asian="9.60000038146973pt" style:font-size-complex="11pt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arial" fo:font-size="11pt" officeooo:rsid="0018dbac" officeooo:paragraph-rsid="0018dbac" style:font-size-asian="9.60000038146973pt" style:font-size-complex="11pt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arial" fo:font-size="11pt" officeooo:rsid="001a55f8" officeooo:paragraph-rsid="001a55f8" style:font-size-asian="9.60000038146973pt" style:font-size-complex="11pt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arial" fo:font-size="11pt" officeooo:rsid="001b79de" officeooo:paragraph-rsid="001b79de" style:font-size-asian="9.60000038146973pt" style:font-size-complex="11pt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arial" fo:font-size="11pt" officeooo:rsid="001b79de" officeooo:paragraph-rsid="001b79de" style:font-size-asian="9.60000038146973pt" style:font-size-complex="11pt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arial" fo:font-size="11pt" officeooo:rsid="001b816f" officeooo:paragraph-rsid="001b816f" style:font-size-asian="9.60000038146973pt" style:font-size-complex="11pt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arial" fo:font-size="11pt" officeooo:rsid="001d7257" officeooo:paragraph-rsid="001d7257" style:font-size-asian="9.60000038146973pt" style:font-size-complex="11pt"/>
    </style:style>
    <style:style style:name="P29" style:family="paragraph" style:parent-style-name="Standard" style:list-style-name="L11">
      <style:paragraph-properties fo:text-align="start" style:justify-single-word="false"/>
      <style:text-properties style:font-name="arial" fo:font-size="11pt" officeooo:rsid="001d8a78" officeooo:paragraph-rsid="001d8a78" style:font-size-asian="9.60000038146973pt" style:font-size-complex="11pt"/>
    </style:style>
    <style:style style:name="P30" style:family="paragraph" style:parent-style-name="Standard" style:list-style-name="L11">
      <style:paragraph-properties fo:text-align="start" style:justify-single-word="false"/>
      <style:text-properties style:font-name="arial" fo:font-size="11pt" officeooo:rsid="001f1931" officeooo:paragraph-rsid="001f1931" style:font-size-asian="9.60000038146973pt" style:font-size-complex="11pt"/>
    </style:style>
    <style:style style:name="P31" style:family="paragraph" style:parent-style-name="Standard" style:list-style-name="L12">
      <style:paragraph-properties fo:text-align="start" style:justify-single-word="false"/>
      <style:text-properties style:font-name="arial" fo:font-size="11pt" officeooo:rsid="001f1931" officeooo:paragraph-rsid="001f1931" style:font-size-asian="9.60000038146973pt" style:font-size-complex="11pt"/>
    </style:style>
    <style:style style:name="P32" style:family="paragraph" style:parent-style-name="Standard" style:list-style-name="L12">
      <style:paragraph-properties fo:text-align="start" style:justify-single-word="false"/>
      <style:text-properties style:font-name="arial" fo:font-size="11pt" officeooo:rsid="001f1d85" officeooo:paragraph-rsid="001f1d85" style:font-size-asian="9.60000038146973pt" style:font-size-complex="11pt"/>
    </style:style>
    <style:style style:name="P33" style:family="paragraph" style:parent-style-name="Standard" style:list-style-name="L14">
      <style:paragraph-properties fo:text-align="start" style:justify-single-word="false"/>
      <style:text-properties style:font-name="arial" fo:font-size="11pt" officeooo:rsid="001f1d85" officeooo:paragraph-rsid="0024018a" style:font-size-asian="9.60000038146973pt" style:font-size-complex="11pt"/>
    </style:style>
    <style:style style:name="P34" style:family="paragraph" style:parent-style-name="Standard" style:list-style-name="L14">
      <style:paragraph-properties fo:text-align="start" style:justify-single-word="false"/>
      <style:text-properties style:font-name="arial" fo:font-size="11pt" officeooo:rsid="0024018a" officeooo:paragraph-rsid="0024018a" style:font-size-asian="9.60000038146973pt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officeooo:rsid="0027bde7" officeooo:paragraph-rsid="0027bde7" style:font-size-asian="9.60000038146973pt" style:font-size-complex="11pt"/>
    </style:style>
    <style:style style:name="P36" style:family="paragraph" style:parent-style-name="Standard" style:list-style-name="L15">
      <style:paragraph-properties fo:text-align="start" style:justify-single-word="false"/>
      <style:text-properties style:font-name="arial" fo:font-size="11pt" officeooo:rsid="0027bde7" officeooo:paragraph-rsid="0027bde7" style:font-size-asian="9.60000038146973pt" style:font-size-complex="11pt"/>
    </style:style>
    <style:style style:name="P37" style:family="paragraph" style:parent-style-name="Standard" style:list-style-name="L16">
      <style:paragraph-properties fo:text-align="start" style:justify-single-word="false"/>
      <style:text-properties style:font-name="arial" fo:font-size="11pt" officeooo:rsid="0027bde7" officeooo:paragraph-rsid="0027bde7" style:font-size-asian="9.60000038146973pt" style:font-size-complex="11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officeooo:rsid="0027c2c5" officeooo:paragraph-rsid="0027c2c5" style:font-size-asian="9.60000038146973pt" style:font-size-complex="11pt"/>
    </style:style>
    <style:style style:name="P39" style:family="paragraph" style:parent-style-name="Standard" style:list-style-name="L17">
      <style:paragraph-properties fo:text-align="start" style:justify-single-word="false"/>
      <style:text-properties style:font-name="arial" fo:font-size="11pt" officeooo:rsid="0027c2c5" officeooo:paragraph-rsid="0027c2c5" style:font-size-asian="9.60000038146973pt" style:font-size-complex="11pt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arial" fo:font-size="11pt" fo:font-style="italic" officeooo:rsid="001b79de" officeooo:paragraph-rsid="001b79de" style:font-size-asian="9.60000038146973pt" style:font-style-asian="italic" style:font-size-complex="11pt" style:font-style-complex="italic"/>
    </style:style>
    <style:style style:name="P41" style:family="paragraph" style:parent-style-name="Standard" style:list-style-name="L8">
      <style:paragraph-properties fo:text-align="start" style:justify-single-word="false"/>
      <style:text-properties style:font-name="arial" fo:font-size="11pt" fo:font-style="normal" officeooo:rsid="001b79de" officeooo:paragraph-rsid="001b79de" style:font-size-asian="9.60000038146973pt" style:font-style-asian="normal" style:font-size-complex="11pt" style:font-style-complex="normal"/>
    </style:style>
    <style:style style:name="P42" style:family="paragraph" style:parent-style-name="Standard" style:list-style-name="L12">
      <style:paragraph-properties fo:text-align="start" style:justify-single-word="false"/>
      <style:text-properties style:font-name="arial" fo:font-size="11pt" fo:font-style="normal" officeooo:rsid="001f1d85" officeooo:paragraph-rsid="001f1d85" style:font-size-asian="9.60000038146973pt" style:font-style-asian="normal" style:font-size-complex="11pt" style:font-style-complex="normal"/>
    </style:style>
    <style:style style:name="P43" style:family="paragraph" style:parent-style-name="Standard" style:list-style-name="L12">
      <style:paragraph-properties fo:text-align="start" style:justify-single-word="false"/>
      <style:text-properties style:font-name="arial" fo:font-size="11pt" fo:font-style="normal" officeooo:rsid="0020a57f" officeooo:paragraph-rsid="0020a57f" style:font-size-asian="9.60000038146973pt" style:font-style-asian="normal" style:font-size-complex="11pt" style:font-style-complex="normal"/>
    </style:style>
    <style:style style:name="P44" style:family="paragraph" style:parent-style-name="Standard" style:list-style-name="L13">
      <style:paragraph-properties fo:text-align="start" style:justify-single-word="false"/>
      <style:text-properties style:font-name="arial" fo:font-size="11pt" fo:font-style="normal" officeooo:rsid="0020a57f" officeooo:paragraph-rsid="0020a57f" style:font-size-asian="9.60000038146973pt" style:font-style-asian="normal" style:font-size-complex="11pt" style:font-style-complex="normal"/>
    </style:style>
    <style:style style:name="P45" style:family="paragraph" style:parent-style-name="Standard" style:list-style-name="L15">
      <style:paragraph-properties fo:text-align="start" style:justify-single-word="false"/>
      <style:text-properties style:font-name="arial" fo:font-size="11pt" fo:font-style="normal" officeooo:rsid="0027bde7" officeooo:paragraph-rsid="0027bde7" style:font-size-asian="9.60000038146973pt" style:font-style-asian="normal" style:font-size-complex="11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1pt" fo:font-weight="bold" officeooo:rsid="0024018a" officeooo:paragraph-rsid="0024018a" style:font-size-asian="9.60000038146973pt" style:font-weight-asian="bold" style:font-size-complex="11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weight="normal" officeooo:rsid="0014a3c7" officeooo:paragraph-rsid="0014a3c7" style:font-size-asian="9.60000038146973pt" style:font-weight-asian="normal" style:font-size-complex="11pt" style:font-weight-complex="normal"/>
    </style:style>
    <style:style style:name="T1" style:family="text">
      <style:text-properties officeooo:rsid="0014a3c7"/>
    </style:style>
    <style:style style:name="T2" style:family="text">
      <style:text-properties officeooo:rsid="0015376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dc23"/>
    </style:style>
    <style:style style:name="T5" style:family="text">
      <style:text-properties officeooo:rsid="001a55f8"/>
    </style:style>
    <style:style style:name="T6" style:family="text">
      <style:text-properties officeooo:rsid="001b79d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816f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b816f" style:font-size-asian="11pt" style:font-style-asian="italic" style:font-style-complex="italic"/>
    </style:style>
    <style:style style:name="T11" style:family="text">
      <style:text-properties officeooo:rsid="001b816f" style:font-size-asian="11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SO Linux</text:p>
      <text:p text:style-name="P1"/>
      <text:p text:style-name="P2"><text:span text:style-name="T3">Linux:</text:span> <text:span text:style-name="T1">SO que</text:span> permite trabajo en monopuesto o modo red. <text:span text:style-name="T6">Es multiusuario.</text:span></text:p>
      <text:p text:style-name="P2"/>
      <text:p text:style-name="P2"><text:span text:style-name="T3">Shell: </text:span>Sistema empleado para introducir ordenes, <text:span text:style-name="T1">llamado terminal</text:span>.</text:p>
      <text:list xml:id="list1591330794" text:style-name="L1">
        <text:list-item>
          <text:p text:style-name="P18">Shell Bourne (sh), C-shell (csh), shell korn (ksh), bourne shell again (bash).</text:p>
        </text:list-item>
      </text:list>
      <text:p text:style-name="P2"/>
      <text:p text:style-name="P2"><text:span text:style-name="T3">Ordenes:</text:span> Programas almacenados en el sistema de archivos; orden, opciones, argumentos.</text:p>
      <text:p text:style-name="P17"/>
      <text:p text:style-name="P2"><text:span text:style-name="T3">Directorio: </text:span>Archivo que almacena archivos, sin extensión, raíz e<text:span text:style-name="T2">s</text:span> el principal.</text:p>
      <text:p text:style-name="P2"/>
      <text:p text:style-name="P12">Sistema de archivos</text:p>
      <text:p text:style-name="P3">Estructura jerárquica en forma de árbol que parte de la raíz.</text:p>
      <text:p text:style-name="P3">Carece de unidades físicas, emplea ficheros que hacen referencia a estas.</text:p>
      <text:p text:style-name="P3">Partes importantes:</text:p>
      <text:list xml:id="list1130955547" text:style-name="L2">
        <text:list-item>
          <text:p text:style-name="P20">Bloque de carga: Almacena programa que gestiona el SO</text:p>
        </text:list-item>
        <text:list-item>
          <text:p text:style-name="P20">Superbloque: Con información del sistema de archivos.</text:p>
        </text:list-item>
        <text:list-item>
          <text:p text:style-name="P20">Tabla de i-nodos: Numero que identifica cada archivo en el área de datos.</text:p>
        </text:list-item>
        <text:list-item>
          <text:p text:style-name="P20">Área de datos: Resto del disco.</text:p>
        </text:list-item>
      </text:list>
      <text:p text:style-name="P47"/>
      <text:p text:style-name="P3"><text:span text:style-name="T3">Linux soporta: </text:span>FAT32, NTFS*, ext3, ext4, RaiserFS, swap.</text:p>
      <text:p text:style-name="P3"/>
      <text:p text:style-name="P4"><text:span text:style-name="T3">Trayectorias: </text:span>Absolutas o relativas, sin referencia a unidad lógica.</text:p>
      <text:p text:style-name="P4"/>
      <text:p text:style-name="P4"><text:span text:style-name="T3">Metacaracteres: </text:span>Caracteres con significado especial para búsquedas u operaciones con archivos.</text:p>
      <text:p text:style-name="P4"/>
      <text:p text:style-name="P13">Atributos directorios y ficheros</text:p>
      <text:p text:style-name="P4">Identifican al archivo con 10 caracteres llamado mascara (- rwx rwx rwx)</text:p>
      <text:list xml:id="list3209034945" text:style-name="L3">
        <text:list-item>
          <text:p text:style-name="P21">u = propietario, g = grupo, o = otros usuarios</text:p>
        </text:list-item>
      </text:list>
      <text:list xml:id="list105212963" text:style-name="L4">
        <text:list-item>
          <text:p text:style-name="P22">- Tipo de archivo (-) normal, (d) directorio, (l) vinculo</text:p>
        </text:list-item>
        <text:list-item>
          <text:p text:style-name="P22">r <text:span text:style-name="T4">= lectura, w escritura, x = ejecución</text:span></text:p>
        </text:list-item>
      </text:list>
      <text:p text:style-name="P4"/>
      <text:p text:style-name="P5"><text:span text:style-name="T3">Mascara:</text:span> Valor en octal que define los permisos de un archivo o directorio.</text:p>
      <text:list xml:id="list3464148063" text:style-name="L5">
        <text:list-item>
          <text:p text:style-name="P23"><text:span text:style-name="T5">Valor base </text:span>777 para directorios, 666 para archivos.</text:p>
        </text:list-item>
        <text:list-item>
          <text:p text:style-name="P23">umask: valor por defecto 022, modificable. Se aplica al crear archivos o directorios.</text:p>
        </text:list-item>
        <text:list-item>
          <text:p text:style-name="P23">chmod: Numero en octal que modifica permisos de un fichero o archivo</text:p>
        </text:list-item>
      </text:list>
      <text:p text:style-name="P4"/>
      <text:p text:style-name="P5"><text:span text:style-name="T3">Tipos archivos: </text:span>Ordinarios, enlaces físicos, simbólicos, directorios, especiales.</text:p>
      <text:p text:style-name="P4"/>
      <text:p text:style-name="P6"><text:span text:style-name="T3">Dispositivos almacenamiento: </text:span>Comunicación mediante archivos almacenados en carpeta /deb</text:p>
      <text:list xml:id="list592159251" text:style-name="L6">
        <text:list-item>
          <text:p text:style-name="P24">sda: DD principal, sdb; sdc: resto de discos, añadiendo un número identifica particiones.</text:p>
        </text:list-item>
        <text:list-item>
          <text:p text:style-name="P24">scd0, scd1; Para cd-rom, dvd. fd0, fd1: Para disqueteras.</text:p>
        </text:list-item>
        <text:list-item>
          <text:p text:style-name="P24">mount y unmount montan o desmontan dispositivos de almacenamiento.</text:p>
        </text:list-item>
        <text:list-item>
          <text:p text:style-name="P25">Para trabajar con dispositivos estos deben de estar montados.</text:p>
        </text:list-item>
      </text:list>
      <text:p text:style-name="P7"/>
      <text:p text:style-name="P7"><text:span text:style-name="T3">Usuarios: </text:span>Deben de identificarse al entrar al sistema, tienen su UID, deben tener un grupo.</text:p>
      <text:list xml:id="list2811140115" text:style-name="L7">
        <text:list-item>
          <text:p text:style-name="P26">Root: Todos los premisos, UID es 0</text:p>
        </text:list-item>
        <text:list-item>
          <text:p text:style-name="P26">De sistema: Generados al instalar el sistema, UID de 1 al 1000, varían sus privilegios.</text:p>
        </text:list-item>
        <text:list-item>
          <text:p text:style-name="P26">Normales: Necesitan clave y contraseña, directorio personal en /home, UID 1001 o más.</text:p>
        </text:list-item>
      </text:list>
      <text:p text:style-name="P7"/>
      <text:p text:style-name="P7"><text:span text:style-name="T3">Ficheros configuración:</text:span> Para gestión información usuarios y grupos</text:p>
      <text:list xml:id="list3376442660" text:style-name="L8">
        <text:list-item>
          <text:p text:style-name="P40"><text:span text:style-name="T7">/</text:span><text:span text:style-name="T8">etc/</text:span><text:span text:style-name="T7">passwd: </text:span><text:span text:style-name="T11">login:x:UID:GID:información_usuario:directorio_personal:shell_de_inicio</text:span></text:p>
        </text:list-item>
        <text:list-item>
          <text:p text:style-name="P41"><text:span text:style-name="T11">/etc/shadow: </text:span><text:span text:style-name="T10">nombre_grupo:contraseña:administradores:miembros</text:span></text:p>
        </text:list-item>
      </text:list>
      <text:p text:style-name="P6"/>
      <text:p text:style-name="P8"><text:soft-page-break/><text:span text:style-name="T3">Proceso: </text:span>Programa en ejecución, emplea memoria y procesador. Entidad dinámica, estados:</text:p>
      <text:list xml:id="list3908733661" text:style-name="L9">
        <text:list-item>
          <text:p text:style-name="P27">En ejecución, bloqueado, preparado</text:p>
        </text:list-item>
      </text:list>
      <text:p text:style-name="P8"/>
      <text:p text:style-name="P9"><text:span text:style-name="T3">Cambio de contexto:</text:span> Quitar un proceso de la CPU y poner otro. Reloj controla tiempo ejecución.</text:p>
      <text:list xml:id="list607929020" text:style-name="L10">
        <text:list-item>
          <text:p text:style-name="P28">Guardar en el BCP los valores de los elementos del sistema.</text:p>
        </text:list-item>
        <text:list-item>
          <text:p text:style-name="P28">Restaurar el valor de los recursos del sistema para el proceso siguiente.</text:p>
        </text:list-item>
        <text:list-item>
          <text:p text:style-name="P28">Planificador determina orden de los procesos.</text:p>
        </text:list-item>
        <text:list-item>
          <text:p text:style-name="P28">Despachador los pone en ejecución.</text:p>
        </text:list-item>
      </text:list>
      <text:p text:style-name="P9"/>
      <text:p text:style-name="P10"><text:span text:style-name="T3">Caracteres comodín: </text:span>Substituyen un carácter o conjunto de caracteres. * ? [1,2-5] {cadena,cosa}</text:p>
      <text:p text:style-name="P6"/>
      <text:p text:style-name="P16">Comandos manipular carpetas y directorios.</text:p>
      <text:list xml:id="list2657521766" text:style-name="L11">
        <text:list-item>
          <text:p text:style-name="P29">ls: Muestra información ficheros</text:p>
        </text:list-item>
        <text:list-item>
          <text:p text:style-name="P30">cd: Cambia de directorio</text:p>
        </text:list-item>
        <text:list-item>
          <text:p text:style-name="P29">mkdir: Crea directorios.</text:p>
        </text:list-item>
        <text:list-item>
          <text:p text:style-name="P30">rmdir: Borra directorios vacíos</text:p>
        </text:list-item>
        <text:list-item>
          <text:p text:style-name="P30">rm: Borra ficheros y directorios</text:p>
        </text:list-item>
        <text:list-item>
          <text:p text:style-name="P30">cp: Copia ficheros y directorios</text:p>
        </text:list-item>
        <text:list-item>
          <text:p text:style-name="P30">mv: Mueve o renombra ficheros y directorios.</text:p>
        </text:list-item>
        <text:list-item>
          <text:p text:style-name="P30">file: Muestra el tipo de fichero/directorio</text:p>
        </text:list-item>
        <text:list-item>
          <text:p text:style-name="P30">du: muestra el espacio que ocupa un fichero/directorio</text:p>
        </text:list-item>
      </text:list>
      <text:p text:style-name="P11"/>
      <text:p text:style-name="P15">Comandos para manipular archivos.</text:p>
      <text:list xml:id="list845420730" text:style-name="L12">
        <text:list-item>
          <text:p text:style-name="P31">cat: Muestra contenido y crea con redirección archivos</text:p>
        </text:list-item>
        <text:list-item>
          <text:p text:style-name="P31">sort: Ordena en modo ascendente un fichero. Concatenable.</text:p>
          <text:list>
            <text:list-item>
              <text:p text:style-name="P32">sort (opciones) <text:span text:style-name="T9">archivo</text:span></text:p>
            </text:list-item>
          </text:list>
        </text:list-item>
        <text:list-item>
          <text:p text:style-name="P32">grep: Busca y devuelve todas las líneas que tiene un patrón (texto) determinado.</text:p>
          <text:list>
            <text:list-item>
              <text:p text:style-name="P32">grep (opciones) [patrón] <text:span text:style-name="T9">archivo</text:span></text:p>
            </text:list-item>
          </text:list>
        </text:list-item>
        <text:list-item>
          <text:p text:style-name="P42">diff: Compara ficheros de texto</text:p>
          <text:list>
            <text:list-item>
              <text:p text:style-name="P42">diff (opciones) <text:span text:style-name="T9">fichero-desde fichero-hasta</text:span></text:p>
            </text:list-item>
          </text:list>
        </text:list-item>
        <text:list-item>
          <text:p text:style-name="P43">uniq: Elimina lineas duplicadas de un fichero ordenado</text:p>
          <text:list>
            <text:list-item>
              <text:p text:style-name="P43">sort <text:span text:style-name="T9">archivo</text:span> | uniq (opciones)</text:p>
            </text:list-item>
          </text:list>
        </text:list-item>
      </text:list>
      <text:p text:style-name="P2"/>
      <text:p text:style-name="P14">Comandos para la búsqueda de archivos</text:p>
      <text:list xml:id="list4125486953" text:style-name="L13">
        <text:list-item>
          <text:p text:style-name="P44">find: Busca ficheros que cumplan unas condiciones</text:p>
          <text:list>
            <text:list-item>
              <text:p text:style-name="P44">find [ruta] (opciones)</text:p>
            </text:list-item>
          </text:list>
        </text:list-item>
        <text:list-item>
          <text:p text:style-name="P44">locate: Busca dentro del sistema de archivos.</text:p>
        </text:list-item>
      </text:list>
      <text:p text:style-name="P2"/>
      <text:p text:style-name="P46">Comandos para filtrar archivos.</text:p>
      <text:list xml:id="list3103302576" text:style-name="L14">
        <text:list-item>
          <text:p text:style-name="P33">cut: Muestra columnas delimitadas de los ficheros</text:p>
        </text:list-item>
        <text:list-item>
          <text:p text:style-name="P34">tr: convierte mayúsculas en minúsculas</text:p>
          <text:list>
            <text:list-item>
              <text:p text:style-name="P34">tr [A-Z] [a-z] &lt; archivo</text:p>
            </text:list-item>
          </text:list>
        </text:list-item>
        <text:list-item>
          <text:p text:style-name="P34">head: muestra 10 primeras lineas</text:p>
        </text:list-item>
        <text:list-item>
          <text:p text:style-name="P34">tail: muestra 10 últimas lineas</text:p>
        </text:list-item>
        <text:list-item>
          <text:p text:style-name="P34">wc: un número dependiendo la opción elegida.</text:p>
        </text:list-item>
        <text:list-item>
          <text:p text:style-name="P34">tee: Muestra la salida de una orden por pantalla y redirige a un fichero</text:p>
          <text:list>
            <text:list-item>
              <text:p text:style-name="P34">tee -a <text:span text:style-name="T9">archivo</text:span></text:p>
            </text:list-item>
          </text:list>
        </text:list-item>
      </text:list>
      <text:p text:style-name="P2"/>
      <text:p text:style-name="P35">Comandos para la gestión de usuarios.</text:p>
      <text:list xml:id="list831709253" text:style-name="L15">
        <text:list-item>
          <text:p text:style-name="P36">su: Cambia de usuario o loguea como root.</text:p>
        </text:list-item>
        <text:list-item>
          <text:p text:style-name="P36">sudo: Permite ejecutar comandos como root.</text:p>
        </text:list-item>
        <text:list-item>
          <text:p text:style-name="P36">adduser: Añade un usuario.</text:p>
        </text:list-item>
        <text:list-item>
          <text:p text:style-name="P36">deluser: Elimina un usuario.</text:p>
        </text:list-item>
        <text:list-item>
          <text:p text:style-name="P36">usermod: Modifica a un usuario creado.</text:p>
        </text:list-item>
        <text:list-item>
          <text:p text:style-name="P36">Id: muestra informacion sobre el usuario</text:p>
        </text:list-item>
        <text:list-item>
          <text:p text:style-name="P36">finger: Muestra <text:span text:style-name="T9">información_usuario.</text:span></text:p>
        </text:list-item>
        <text:list-item>
          <text:p text:style-name="P45">users: Muestra los usuarios del sistema</text:p>
        </text:list-item>
      </text:list>
      <text:p text:style-name="P35"><text:soft-page-break/>Comandos para la gestión de grupos</text:p>
      <text:list xml:id="list859724528" text:style-name="L16">
        <text:list-item>
          <text:p text:style-name="P37">addgroup: Añade un grupo al sistema</text:p>
        </text:list-item>
        <text:list-item>
          <text:p text:style-name="P37">delgroup: Elimina un grupo si usuarios</text:p>
        </text:list-item>
        <text:list-item>
          <text:p text:style-name="P37">groupmod: Modifica un grupo ya creado</text:p>
        </text:list-item>
        <text:list-item>
          <text:p text:style-name="P37">gpasswd: añade o elimina un usuario de un grupo.</text:p>
        </text:list-item>
        <text:list-item>
          <text:p text:style-name="P37">groups: Muestra los grupos a los que pertenece el usuario</text:p>
        </text:list-item>
      </text:list>
      <text:p text:style-name="P35"/>
      <text:p text:style-name="P38">Comandos para la gestión de procesos</text:p>
      <text:list xml:id="list617970958" text:style-name="L17">
        <text:list-item>
          <text:p text:style-name="P39">ps: informa sobre el estado de los procesos</text:p>
        </text:list-item>
        <text:list-item>
          <text:p text:style-name="P39">pstree: Muestra procesos en forma de árbol</text:p>
        </text:list-item>
        <text:list-item>
          <text:p text:style-name="P39">&amp;: Permite ejecutar procesos en segundo plano</text:p>
        </text:list-item>
        <text:list-item>
          <text:p text:style-name="P39">kill: Termina procesos que le indiquemos</text:p>
        </text:list-item>
        <text:list-item>
          <text:p text:style-name="P39">top: Muestra y actualiza procesos cada 3 segundo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09:52:30.905552159</meta:creation-date>
    <dc:date>2024-05-23T12:51:01.928909274</dc:date>
    <meta:editing-duration>PT26M3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101" meta:word-count="831" meta:character-count="5180" meta:non-whitespace-character-count="4522"/>
  </office:meta>
</office:document-meta>
</file>